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break-before="page"/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2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63540976" text:id="ct163540976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375974192" text:id="ct375974192">
          <text:deletion>
            <office:change-info>
              <dc:creator>Bob Jacobsen</dc:creator>
              <dc:date>2013-02-22T23:24:00</dc:date>
            </office:change-info>
            <text:p text:style-name="Text_20_body">Minimal introductory material, only the stuff that's absolutely needed to understand the Standard.</text:p>
          </text:deletion>
        </text:changed-region>
        <text:changed-region xml:id="ct375974336" text:id="ct375974336">
          <text:insertion>
            <office:change-info>
              <dc:creator>Bob Jacobsen</dc:creator>
              <dc:date>2013-02-22T23:24:00</dc:date>
            </office:change-info>
          </text:insertion>
        </text:changed-region>
        <text:changed-region xml:id="ct370836304" text:id="ct370836304">
          <text:insertion>
            <office:change-info>
              <dc:creator>Bob Jacobsen</dc:creator>
              <dc:date>2013-02-22T23:46:00</dc:date>
            </office:change-info>
          </text:insertion>
        </text:changed-region>
        <text:changed-region xml:id="ct162704096" text:id="ct162704096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678451648" text:id="ct678451648">
          <text:insertion>
            <office:change-info>
              <dc:creator>Bob Jacobsen</dc:creator>
              <dc:date>2013-02-15T12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Introduction (Informative)</text:h>
      <text:p text:style-name="Text_20_body"><text:change text:change-id="ct375974192"/><text:change-start text:change-id="ct375974336"/>This note suggests methods for using OpenLCB to provide “fast clock” features for a layout.<text:change-end text:change-id="ct375974336"/>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7407733877749163240" text:style-name="L1">
        <text:list-item>
          <text:p text:style-name="P14">OpenLCB Common Information Technical Note<text:change-start text:change-id="ct370836304"/></text:p>
        </text:list-item>
        <text:list-item>
          <text:p text:style-name="P14">Event spec <text:change-end text:change-id="ct370836304"/></text:p>
        </text:list-item>
      </text:list>
      <text:h text:style-name="Heading_20_1" text:outline-level="1">Section Title</text:h>
      <text:p text:style-name="Standard">Quisque sollicitudin tempor bibendum.<text:change-start text:change-id="ct162704096"/><text:note text:id="ftn1" text:note-class="footnote"><text:note-citation>1</text:note-citation><text:note-body><text:p text:style-name="Footnote"><text:change-start text:change-id="ct163540976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163540976"/></text:p></text:note-body></text:note><text:change-end text:change-id="ct162704096"/>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2400165233740585774" text:style-name="L2">
        <text:list-item>
          <text:p text:style-name="P15">Lorem ipsum dolor sit amet, consectetur adipiscing elit. </text:p>
        </text:list-item>
        <text:list-item>
          <text:p text:style-name="P15">Sed consectetur, ipsum et egestas accumsan, felis erat ornare mauris, sit amet suscipit ante orci sed massa.</text:p>
        </text:list-item>
      </text:list>
      <text:h text:style-name="Heading_20_1" text:outline-level="1"><text:soft-page-break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start text:change-id="ct678451648"/></text:p>
      <text:p text:style-name="P9"><text:change-end text:change-id="ct67845164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Title<text:tab/>1</text:p>
          <text:p text:style-name="P8">Section Title<text:tab/>2</text:p>
          <text:p text:style-name="P8">Section Title<text:tab/>2</text:p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678813424" text:id="ct678813424">
            <text:deletion>
              <office:change-info>
                <dc:creator>Bob Jacobsen</dc:creator>
                <dc:date>2013-02-15T12:47:00</dc:date>
              </office:change-info>
              <text:p text:style-name="MP1">-CAN</text:p>
            </text:deletion>
          </text:changed-region>
          <text:changed-region xml:id="ct678813568" text:id="ct678813568">
            <text:insertion>
              <office:change-info>
                <dc:creator>Bob Jacobsen</dc:creator>
                <dc:date>2013-02-22T23:23:00</dc:date>
              </office:change-info>
            </text:insertion>
          </text:changed-region>
          <text:changed-region xml:id="ct678813664" text:id="ct678813664">
            <text:deletion>
              <office:change-info>
                <dc:creator>Bob Jacobsen</dc:creator>
                <dc:date>2013-02-22T23:23:00</dc:date>
              </office:change-info>
              <text:p text:style-name="MP1">Praesent Gravida</text:p>
            </text:dele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678813424"/> <text:change-start text:change-id="ct678813568"/>Time Protocol<text:change-end text:change-id="ct678813568"/><text:change text:change-id="ct678813664"/> Standard</text:p>
      </style:header>
      <style:footer>
        <text:tracked-changes>
          <text:changed-region xml:id="ct678820272" text:id="ct678820272">
            <text:insertion>
              <office:change-info>
                <dc:creator>Bob Jacobsen</dc:creator>
                <dc:date>2013-01-27T11:49:00</dc:date>
              </office:change-info>
            </text:insertion>
          </text:changed-region>
          <text:changed-region xml:id="ct678819968" text:id="ct678819968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375860128" text:id="ct375860128">
            <text:insertion>
              <office:change-info>
                <dc:creator>Bob Jacobsen</dc:creator>
                <dc:date>2013-02-06T22:29:00</dc:date>
              </office:change-info>
            </text:insertion>
          </text:changed-region>
          <text:changed-region xml:id="ct375860256" text:id="ct375860256">
            <text:deletion>
              <office:change-info>
                <dc:creator>Bob Jacobsen</dc:creator>
                <dc:date>2013-02-06T22:28:00</dc:date>
              </office:change-info>
              <text:p text:style-name="MP4"><text:span text:style-name="Page_20_Number"><text:span text:style-name="MT2"><text:date style:data-style-name="N116" text:date-value="2013-02-22T23:46:21"/></text:span></text:span></text:p>
            </text:deletion>
          </text:changed-region>
        </text:tracked-changes>
        <text:p text:style-name="MP4"><text:span text:style-name="Page_20_Number"><text:span text:style-name="MT2">Copyright 201</text:span></text:span><text:change-start text:change-id="ct678820272"/><text:span text:style-name="Page_20_Number"><text:span text:style-name="MT2">3</text:span></text:span><text:change-end text:change-id="ct678820272"/><text:change text:change-id="ct678819968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 of </text:span></text:span><text:span text:style-name="Page_20_Number"><text:span text:style-name="MT2"><text:page-count style:num-format="1">3</text:page-count></text:span></text:span><text:span text:style-name="Page_20_Number"><text:span text:style-name="MT2"> - </text:span></text:span><text:change-start text:change-id="ct375860128"/><text:span text:style-name="Page_20_Number"><text:span text:style-name="MT2"><text:date style:data-style-name="N75" text:date-value="2013-02-22T23:46:21">Feb 22, 2013</text:date></text:span></text:span><text:change-end text:change-id="ct375860128"/><text:change text:change-id="ct375860256"/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62690576" text:id="ct162690576">
            <text:insertion>
              <office:change-info>
                <dc:creator>Bob Jacobsen</dc:creator>
                <dc:date>2013-02-22T23:23:00</dc:date>
              </office:change-info>
            </text:insertion>
          </text:changed-region>
          <text:changed-region xml:id="ct302554656" text:id="ct302554656">
            <text:deletion>
              <office:change-info>
                <dc:creator>Bob Jacobsen</dc:creator>
                <dc:date>2013-02-22T23:23:00</dc:date>
              </office:change-info>
              <text:p text:style-name="MP7">(title)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162690576"/>Time Protocol<text:change-end text:change-id="ct162690576"/><text:change text:change-id="ct30255465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2-22T23:46:21">Feb 22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162770928" text:id="ct162770928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2010, 2</text:span></text:span></text:p>
            </text:deletion>
          </text:changed-region>
          <text:changed-region xml:id="ct302649152" text:id="ct302649152">
            <text:insertion>
              <office:change-info>
                <dc:creator>Bob Jacobsen</dc:creator>
                <dc:date>2012-03-27T10:09:00</dc:date>
              </office:change-info>
            </text:insertion>
          </text:changed-region>
          <text:changed-region xml:id="ct163358800" text:id="ct163358800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163358896" text:id="ct163358896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1</text:span></text:span></text:p>
            </text:deletion>
          </text:changed-region>
          <text:changed-region xml:id="ct163540256" text:id="ct163540256">
            <text:insertion>
              <office:change-info>
                <dc:creator>Bob Jacobsen</dc:creator>
                <dc:date>2013-02-06T22:29:00</dc:date>
              </office:change-info>
            </text:insertion>
          </text:changed-region>
          <text:changed-region xml:id="ct163540096" text:id="ct163540096">
            <text:deletion>
              <office:change-info>
                <dc:creator>Bob Jacobsen</dc:creator>
                <dc:date>2013-02-06T22:28:00</dc:date>
              </office:change-info>
              <text:p text:style-name="Text_20_body"><text:span text:style-name="Page_20_Number"><text:span text:style-name="MT2"><text:date style:data-style-name="N116" text:date-value="2013-02-22T23:46:21"/></text:span></text:span></text:p>
            </text:deletion>
          </text:changed-region>
        </text:tracked-changes>
        <text:p text:style-name="Text_20_body"><text:span text:style-name="Page_20_Number"><text:span text:style-name="MT2">Copyright </text:span></text:span><text:change text:change-id="ct162770928"/><text:change-start text:change-id="ct302649152"/><text:span text:style-name="Page_20_Number"><text:span text:style-name="MT2">2</text:span></text:span><text:change-end text:change-id="ct302649152"/><text:span text:style-name="Page_20_Number"><text:span text:style-name="MT2">01</text:span></text:span><text:change-start text:change-id="ct163358800"/><text:span text:style-name="Page_20_Number"><text:span text:style-name="MT2">3</text:span></text:span><text:change-end text:change-id="ct163358800"/><text:change text:change-id="ct163358896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3</text:page-count></text:span></text:span><text:span text:style-name="Page_20_Number"><text:span text:style-name="MT4"> - </text:span></text:span><text:change-start text:change-id="ct163540256"/><text:span text:style-name="Page_20_Number"><text:span text:style-name="MT2"><text:date style:data-style-name="N75" text:date-value="2013-02-22T23:46:21">Feb 22, 2013</text:date></text:span></text:span><text:change-end text:change-id="ct163540256"/><text:change text:change-id="ct163540096"/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76</meta:editing-cycles>
    <meta:editing-duration>PT11H58M13S</meta:editing-duration>
    <meta:generator>OpenOffice.org/3.4.1$Unix OpenOffice.org_project/341m1$Build-9593</meta:generator>
    <dc:date>2013-02-22T23:46:20</dc:date>
    <dc:creator>Bob Jacobsen</dc:creator>
    <meta:document-statistic meta:table-count="1" meta:image-count="1" meta:object-count="0" meta:page-count="3" meta:paragraph-count="44" meta:word-count="414" meta:character-count="2874"/>
    <meta:user-defined meta:name="Info 1"/>
    <meta:user-defined meta:name="Info 2"/>
    <meta:user-defined meta:name="Info 3"/>
    <meta:user-defined meta:name="Info 4"/>
  </office:meta>
</office:document-meta>
</file>